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orElement.configure( Redirector redirector , String sourcefil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9">
            <text:p text:style-name="Table_20_Contents">29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RedirectorElement.setAppend( boolean app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Element.setRefid( Reference 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directorElement.setInput( File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directorElement.setInputString( String input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orElement.toFileArray( String [ ]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directorElement.createErrorFilterCh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orElement.setErrorProperty( String error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Element.addConfiguredErrorMapper( Mapper error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irectorElement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Element.createMergeMapper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orElement.setLogError( boolean log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Element.createInputFilterCh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orElement.setAlwaysLog( boolean alwaysLo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Element.configure( Redirector 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Element.addConfiguredOutputMapper( Mapper output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directorElement.setOutput( File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orElement.dieOnCircularReference( Stack stk , Project 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directorElement.setError( File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orElement.setLogInputString( boolean logInput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Element.setInputEncoding( String input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Element.setOutputEncoding( String output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Element.setErrorEncoding( String error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Element.setOutputProperty( String output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Element.setCreateEmptyFiles( boolean createEmpty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orElement.createOutputFilterCh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directorElement.addConfiguredInputMapper( Mapper input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